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elaufbau und Spielstart</text:p>
      <text:p text:style-name="P2">Menu</text:p>
      <text:list xml:id="list42194313" text:style-name="L1">
        <text:list-item>
          <text:p text:style-name="P3">Welt</text:p>
        </text:list-item>
        <text:list-item>
          <text:p text:style-name="P3">Equit</text:p>
        </text:list-item>
        <text:list-item>
          <text:p text:style-name="P3">Craft</text:p>
        </text:list-item>
        <text:list-item>
          <text:p text:style-name="P3">Forum</text:p>
        </text:list-item>
      </text:list>
      <text:p text:style-name="Standard"/>
      <text:p text:style-name="Standard">Die Welt erlaubt herumzugehen.</text:p>
      <text:p text:style-name="Standard">Das Equitment zeigt deine Items an, hier kannst du welche anleben oder welche kaufen.</text:p>
      <text:p text:style-name="Standard">Das Craften wird gebraucht um exestierende Runen zu kombinier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24T22:04:30.01</meta:creation-date>
    <meta:document-statistic meta:table-count="0" meta:image-count="0" meta:object-count="0" meta:page-count="1" meta:paragraph-count="9" meta:word-count="39" meta:character-count="232" meta:non-whitespace-character-count="206"/>
    <dc:date>2011-09-24T22:09:34.60</dc:date>
    <meta:editing-duration>PT5M4S</meta:editing-duration>
    <meta:editing-cycles>1</meta:editing-cycles>
    <meta:generator>LibreOffice/3.4$Win32 LibreOffice_project/340m1$Build-203</meta:generator>
  </office:meta>
</office:document-meta>
</file>